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style:vertical-align="" fo:padding="0.0694in" fo:border="0.0139in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left="0.5in" fo:margin-right="0in" fo:text-indent="0in" style:auto-text-indent="false"/>
      <style:text-properties fo:font-size="9pt" fo:font-style="italic" style:font-size-asian="9pt" style:font-style-asian="italic" style:font-size-complex="9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6" style:family="paragraph" style:parent-style-name="Standard">
      <style:paragraph-properties fo:margin-left="0in" fo:margin-right="0in" fo:text-indent="0in" style:auto-text-indent="false"/>
      <style:text-properties fo:font-size="10pt" style:font-size-asian="10pt" style:font-size-complex="10pt"/>
    </style:style>
    <style:style style:name="P7" style:family="paragraph" style:parent-style-name="Standard">
      <style:paragraph-properties fo:margin-left="0in" fo:margin-right="0in" fo:text-indent="0in" style:auto-text-indent="false"/>
      <style:text-properties fo:font-size="10pt" style:text-underline-style="solid" style:text-underline-width="auto" style:text-underline-color="font-color" fo:font-weight="bold" style:font-size-asian="10pt" style:font-weight-asian="bold" style:font-size-complex="10pt"/>
    </style:style>
    <style:style style:name="P8" style:family="paragraph" style:parent-style-name="Standard">
      <style:paragraph-properties fo:margin-left="0in" fo:margin-right="0in" fo:text-indent="0in" style:auto-text-indent="false"/>
      <style:text-properties fo:font-size="9pt" style:font-size-asian="9pt" style:font-size-complex="9pt"/>
    </style:style>
    <style:style style:name="P9" style:family="paragraph" style:parent-style-name="Standard" style:master-page-name="Standard">
      <style:paragraph-properties fo:text-align="center" style:justify-single-word="false" style:page-number="1"/>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fo:font-weight="bold" style:font-size-asian="10pt" style:font-weight-asian="bold" style:font-size-complex="10pt"/>
    </style:style>
    <style:style style:name="P13"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14" style:family="paragraph" style:parent-style-name="Standard" style:list-style-name="WWNum1">
      <style:paragraph-properties fo:margin-left="0.5in" fo:margin-right="0in" fo:text-indent="-0.25in" style:auto-text-indent="false"/>
      <style:text-properties fo:font-size="9pt" fo:font-style="italic" style:font-size-asian="9pt" style:font-style-asian="italic" style:font-size-complex="9pt"/>
    </style:style>
    <style:style style:name="P15" style:family="paragraph" style:parent-style-name="Standard">
      <style:paragraph-properties fo:margin-left="0in" fo:margin-right="0in" fo:text-indent="0in" style:auto-text-indent="false"/>
      <style:text-properties fo:font-size="10pt" style:text-underline-style="solid" style:text-underline-width="auto" style:text-underline-color="font-color" fo:font-weight="bold" style:font-size-asian="10pt" style:font-weight-asian="bold" style:font-size-complex="10pt"/>
    </style:style>
    <style:style style:name="P16" style:family="paragraph" style:parent-style-name="Standard">
      <style:paragraph-properties fo:margin-left="0in" fo:margin-right="0in" fo:text-indent="0in" style:auto-text-indent="false"/>
      <style:text-properties fo:font-size="10pt" style:font-size-asian="10pt" style:font-size-complex="10pt"/>
    </style:style>
    <style:style style:name="P17"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font-size="10pt" fo:font-weight="bold" style:font-size-asian="10pt" style:font-weight-asian="bold" style:font-size-complex="10pt"/>
    </style:style>
    <style:style style:name="P18"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style:text-underline-style="solid" style:text-underline-width="auto" style:text-underline-color="font-color" fo:font-weight="bold" style:font-size-asian="10pt" style:font-weight-asian="bold"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9pt" fo:font-style="italic" fo:font-weight="bold" style:font-size-asian="9pt" style:font-style-asian="italic" style:font-weight-asian="bold" style:font-size-complex="9pt"/>
    </style:style>
    <style:style style:name="T6"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Cat Hospital of Durham and Chapel Hill</text:p>
      <text:p text:style-name="P10">Boarding Registration</text:p>
      <text:p text:style-name="P1"/>
      <text:p text:style-name="P2">Owner’s Name:_______________________________________________________________________</text:p>
      <text:p text:style-name="P2">Emergency Phone #:___________________________________________________________________</text:p>
      <text:p text:style-name="P2">Cat’s Name__________________________________________________________________________</text:p>
      <text:p text:style-name="P2">Drop off date:______________________________ Drop off time:________________________________</text:p>
      <text:p text:style-name="P2">Pick-up date:______________________________ <text:s/>Pick-up time: <text:s text:c="6"/>AM <text:s/>/ <text:s/>PM</text:p>
      <text:p text:style-name="P2"/>
      <text:p text:style-name="P12">If someone other than the owner is dropping off/picking up, contact information is required;</text:p>
      <text:p text:style-name="P2">Name:______________________________________________________________________________</text:p>
      <text:p text:style-name="P2">Address:____________________________________________________________________________</text:p>
      <text:p text:style-name="P2">Phone #:____________________________________________________________________________</text:p>
      <text:p text:style-name="P2"/>
      <text:p text:style-name="P2"/>
      <text:p text:style-name="P13">Food and Feeding</text:p>
      <text:p text:style-name="Standard"><text:span text:style-name="T1">Are you leaving your own food/special diet? <text:s text:c="2"/></text:span><text:span text:style-name="T2">YES<text:tab/>NO</text:span></text:p>
      <text:list xml:id="list1961517209234918810" text:style-name="WWNum1">
        <text:list-item>
          <text:p text:style-name="P14">If not, your cat will be fed our standard boarding diet. If your cat is fed a prescription diet and runs out while boarding, your account will be charged for any cans/bags of food.</text:p>
        </text:list-item>
      </text:list>
      <text:p text:style-name="P3"/>
      <text:p text:style-name="P2">I would like for my cat to be fed ______ cups for dry food ________ times per day <text:s text:c="7"/>AM <text:s/>/ <text:s/>PM</text:p>
      <text:p text:style-name="P2"><text:tab/><text:tab/> <text:s text:c="9"/>and <text:s/>/ <text:s/>or ______ cans of wet food ________ times per day <text:s text:c="7"/>AM <text:s/>/ <text:s/>PM</text:p>
      <text:p text:style-name="P2"/>
      <text:p text:style-name="P2"/>
      <text:p text:style-name="Standard"><text:span text:style-name="T3">Medications</text:span><text:span text:style-name="T1"> </text:span><text:span text:style-name="T6">**there is a nominal charge for administering medications while boarding**</text:span></text:p>
      <text:p text:style-name="Standard"><text:span text:style-name="T1">Does your cat need any medications administered while boarding? <text:s text:c="3"/></text:span><text:span text:style-name="T2">YES<text:tab/>NO</text:span></text:p>
      <text:p text:style-name="P2">1.__________________________________________________________________________________</text:p>
      <text:p text:style-name="P2">2.__________________________________________________________________________________</text:p>
      <text:p text:style-name="P2">3.__________________________________________________________________________________</text:p>
      <text:p text:style-name="P2">4.__________________________________________________________________________________</text:p>
      <text:p text:style-name="P2">5.__________________________________________________________________________________</text:p>
      <text:p text:style-name="P2"/>
      <text:p text:style-name="P4"><text:span text:style-name="T4">If your cat is anxious while boarding, do you give us permission to administer calming medication?</text:span><text:span text:style-name="T1"> <text:line-break/><text:tab/><text:tab/><text:tab/><text:tab/><text:tab/><text:tab/><text:tab/><text:tab/><text:tab/><text:tab/><text:tab/></text:span><text:span text:style-name="T2">YES<text:tab/>NO</text:span></text:p>
      <text:p text:style-name="P5"/>
      <text:p text:style-name="P4"><text:span text:style-name="T2"><text:tab/><text:tab/><text:tab/><text:tab/> <text:s text:c="3"/>Signature:</text:span><text:span text:style-name="T1">_______________________________________________</text:span></text:p>
      <text:p text:style-name="P6"/>
      <text:p text:style-name="P7">Flea Prevention</text:p>
      <text:p text:style-name="P4"><text:span text:style-name="T1">Does your cat get flea prevention each month? <text:s text:c="4"/></text:span><text:span text:style-name="T2">YES <text:s text:c="10"/>NO</text:span></text:p>
      <text:p text:style-name="P6">If yes, please list brand and date the last dose was given ______________________________________</text:p>
      <text:p text:style-name="P4"><text:span text:style-name="T1">Do you need refills of any flea/tick/heartworm prevention? <text:s text:c="4"/></text:span><text:span text:style-name="T2">YES <text:s text:c="9"/>NO</text:span></text:p>
      <text:p text:style-name="P4"><text:span text:style-name="T1">Does your cat have fleas that you know of? <text:s text:c="3"/></text:span><text:span text:style-name="T2">YES <text:s text:c="9"/>NO<text:line-break/></text:span><text:span text:style-name="T5">If your cat is found to have fleas, we will treat them as deemed appropriate by our veterinarians and charge your account. See the second page of this document for details.</text:span></text:p>
      <text:p text:style-name="P5"/>
      <text:p text:style-name="P5"/>
      <text:p text:style-name="P7">Examinations/Problems</text:p>
      <text:p text:style-name="P4"><text:span text:style-name="T1">Would you like one of our doctors to examine your cat?<text:tab/></text:span><text:span text:style-name="T2">YES<text:tab/>NO</text:span></text:p>
      <text:p text:style-name="P6">If yes, please explain your concern(s): _____________________________________________________<text:line-break/>________________________________________________________________________________________________________________________________________________________________________</text:p>
      <text:p text:style-name="P4"><text:span text:style-name="T1">Would you like to be called after the exam? <text:s text:c="3"/></text:span><text:span text:style-name="T2">YES <text:s text:c="9"/>NO</text:span></text:p>
      <text:p text:style-name="P5"/>
      <text:p text:style-name="P5"/>
      <text:p text:style-name="P5"><text:soft-page-break/></text:p>
      <text:p text:style-name="P7"/>
      <text:p text:style-name="P4"><text:span text:style-name="T3">Services:</text:span><text:span text:style-name="T6"> please mark any you would like done while boarding (current Rabies and FVRCP vaccines are required)</text:span></text:p>
      <text:p text:style-name="P8"/>
      <text:p text:style-name="P6">_____ Rabies Vaccine<text:tab/><text:tab/>_____ Feline Leukemia/FIV test<text:tab/><text:tab/>_____ Sanitary Trim</text:p>
      <text:p text:style-name="P6">_____ FVRCP Vaccine<text:tab/> <text:tab/>_____ Intestinal parasite test<text:tab/><text:tab/>_____ Bloodwork</text:p>
      <text:p text:style-name="P6">_____ FeLV Vaccine<text:tab/><text:tab/>_____ Nail trim (if needed)<text:tab/><text:tab/>_____ SoftPaws application</text:p>
      <text:p text:style-name="P6"/>
      <text:p text:style-name="P6">Additional services (please specify): _______________________________________________________</text:p>
      <text:p text:style-name="P7"/>
      <text:p text:style-name="P7">Personal Items</text:p>
      <text:p text:style-name="P4"><text:span text:style-name="T1">We provide bowls, towels and blankets/bedding for our boardings. It is neither necessary nor encouraged to bring/leave these items with your cat. Please remove your cat’s collar before boarding. </text:span><text:span text:style-name="T2">We do not accept any liability for any lost, misplaced or damaged items.</text:span></text:p>
      <text:p text:style-name="P6"/>
      <text:p text:style-name="P4"><text:span text:style-name="T2">Please list all personal items being left with your cat. </text:span><text:span text:style-name="T6">Please include carriers, toys, food, medications, etc:</text:span></text:p>
      <text:p text:style-name="P6">____________________________________________________________________________________________________________________________________________________________________________________________________________________________________________________________</text:p>
      <text:p text:style-name="P6"/>
      <text:p text:style-name="P4"><text:span text:style-name="T2">Medical Illness Policy: </text:span><text:span text:style-name="T1">Two advantages of boarding your cat with us are that we have your cat’s medical history on record and that veterinary attention is readily available should the need arise. If your cat <text:s/>becomes ill, we will call the emergency contact provided on the registration form regarding your cat’s symptoms, treatment options and estimate of additional cost.</text:span></text:p>
      <text:p text:style-name="P6"/>
      <text:p text:style-name="P4"><text:span text:style-name="T2">External Parasite Policy:</text:span><text:span text:style-name="T1"> We do not have our own fleas, only the fleas that arrive occasionally with our feline guests. Our goal is to prevent any of those cats’ fleas from becoming your cat’s fleas. We check all cats upon arrival for evidence of flea infestation (fleas, flea eggs and flea feces). You are welcome to be present during this exam. Cats that are found to be positive for fleas will be testing for such and the owner will be billed for treatment. If you have any questions about this policy, please ask a member of our staff before leaving your cat for boarding.</text:span></text:p>
      <text:p text:style-name="P6"/>
      <text:p text:style-name="P4"><text:span text:style-name="T2">Payment Policy:</text:span><text:span text:style-name="T1"> I agree to pay in full for services rendered, including those deemed necessary due to medical complications or unforeseen circumstances. I accept that if I fail to pick up my cat(s) within ten days of notification at the phone number listed on this form and the address on my account, the cat(s) will be considered abandoned and will be handled in accordance with the state law, and that in doing so does not relieve me of my financial obligations.</text:span></text:p>
      <text:p text:style-name="P6"/>
      <text:p text:style-name="P4"><text:span text:style-name="T2">Owner’s/Responsible Party’s signature: </text:span><text:span text:style-name="T1">_________________________________________________ <text:s/><text:line-break/><text:tab/><text:tab/><text:tab/><text:tab/><text:tab/><text:tab/><text:line-break/><text:tab/><text:tab/><text:tab/><text:tab/><text:tab/><text:tab/><text:tab/><text:tab/><text:tab/> <text:s text:c="7"/></text:span><text:span text:style-name="T2">Date: </text:span><text:span text:style-name="T1">________________</text:span></text:p>
      <text:p text:style-name="P6"/>
      <text:p text:style-name="P6"/>
      <text:p text:style-name="P6"/>
      <table:table table:name="Table1" table:style-name="Table1">
        <table:table-column table:style-name="Table1.A"/>
        <table:table-row table:style-name="Table1.1">
          <table:table-cell table:style-name="Table1.A1" office:value-type="string">
            <text:p text:style-name="P17">Office use only:</text:p>
            <text:p text:style-name="P18">Checked in by: _______________________ <text:s text:c="31"/>Tech:__________________________</text:p>
          </table:table-cell>
        </table:table-row>
      </table:table>
      <text:p text:style-name="P6"/>
      <text:p text:style-name="P6"/>
      <text:p text:style-name="P6"><text:tab/></text:p>
      <text:p text:style-name="P4"><text:span text:style-name="T2">Pick-up date: </text:span><text:span text:style-name="T1">_______________________________ </text:span><text:span text:style-name="T2">Pick-up time:</text:span><text:span text:style-name="T1">_____________________________</text:span></text:p>
      <text:p text:style-name="P6"/>
      <text:p text:style-name="P4"><text:span text:style-name="T2">Owner’s/Responsible Party’s signature:</text:span><text:span text:style-name="T1">________________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document-statistic meta:table-count="1" meta:image-count="0" meta:object-count="0" meta:page-count="2" meta:paragraph-count="52" meta:word-count="667" meta:character-count="5820"/>
  </office:meta>
</office:document-meta>
</file>